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087411"/>
    </style:style>
    <style:style style:name="P2" style:family="paragraph" style:parent-style-name="Standard" style:list-style-name="L1">
      <style:text-properties officeooo:rsid="00087411" officeooo:paragraph-rsid="000b14df"/>
    </style:style>
    <style:style style:name="P3" style:family="paragraph" style:parent-style-name="Standard" style:list-style-name="L2">
      <style:text-properties officeooo:rsid="00087411" officeooo:paragraph-rsid="000d6e6b"/>
    </style:style>
    <style:style style:name="P4" style:family="paragraph" style:parent-style-name="Standard">
      <style:text-properties officeooo:rsid="00098e13" officeooo:paragraph-rsid="00098e13"/>
    </style:style>
    <style:style style:name="P5" style:family="paragraph" style:parent-style-name="Standard">
      <style:text-properties officeooo:rsid="00098e13" officeooo:paragraph-rsid="000d6e6b"/>
    </style:style>
    <style:style style:name="P6" style:family="paragraph" style:parent-style-name="Standard" style:list-style-name="L1">
      <style:text-properties officeooo:rsid="00098e13" officeooo:paragraph-rsid="000b14df"/>
    </style:style>
    <style:style style:name="P7" style:family="paragraph" style:parent-style-name="Standard" style:list-style-name="L1">
      <style:text-properties officeooo:rsid="00098e13" officeooo:paragraph-rsid="00098e13"/>
    </style:style>
    <style:style style:name="P8" style:family="paragraph" style:parent-style-name="Standard" style:list-style-name="L2">
      <style:text-properties officeooo:rsid="00098e13" officeooo:paragraph-rsid="000d6e6b"/>
    </style:style>
    <style:style style:name="P9" style:family="paragraph" style:parent-style-name="Standard">
      <style:text-properties officeooo:rsid="000b14df" officeooo:paragraph-rsid="000d6e6b"/>
    </style:style>
    <style:style style:name="P10" style:family="paragraph" style:parent-style-name="Standard" style:list-style-name="L1">
      <style:text-properties officeooo:rsid="000b14df" officeooo:paragraph-rsid="000b14df"/>
    </style:style>
    <style:style style:name="P11" style:family="paragraph" style:parent-style-name="Standard" style:list-style-name="L1">
      <style:text-properties officeooo:rsid="000cf8ae" officeooo:paragraph-rsid="000cf8ae"/>
    </style:style>
    <style:style style:name="P12" style:family="paragraph" style:parent-style-name="Standard" style:list-style-name="L2">
      <style:text-properties officeooo:rsid="000cf8ae" officeooo:paragraph-rsid="000d6e6b"/>
    </style:style>
    <style:style style:name="T1" style:family="text">
      <style:text-properties officeooo:rsid="000b14df"/>
    </style:style>
    <style:style style:name="T2" style:family="text">
      <style:text-properties officeooo:rsid="000d6e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ragen evaluaties 2018-07-12/13</text:p>
      <text:p text:style-name="P1"/>
      <text:h text:style-name="Heading_20_1" text:outline-level="1">Dojo (donderdag)</text:h>
      <text:p text:style-name="P1"/>
      <text:list xml:id="list3545055531" text:style-name="L1">
        <text:list-item>
          <text:p text:style-name="P6">Wat <text:span text:style-name="T1">is er </text:span>goed <text:span text:style-name="T1">aan de cursus</text:span>?</text:p>
        </text:list-item>
        <text:list-item>
          <text:p text:style-name="P6"><text:span text:style-name="T1">Hoe zou de cursus</text:span> verbeter<text:span text:style-name="T1">d kunnen worden</text:span>?</text:p>
        </text:list-item>
        <text:list-item>
          <text:p text:style-name="P10">Is Scratch leerzaam genoeg, of zou dit misschien verboden moeten worden?</text:p>
        </text:list-item>
        <text:list-item>
          <text:p text:style-name="P10">Is het installeren van Minecraft mods leerzaam genoeg, of zou dit misschien verboden moeten worden?</text:p>
        </text:list-item>
        <text:list-item>
          <text:p text:style-name="P7">Wat doet Richel goed?</text:p>
        </text:list-item>
        <text:list-item>
          <text:p text:style-name="P7">Wat zou Richel kunnen verbeteren?</text:p>
        </text:list-item>
        <text:list-item>
          <text:p text:style-name="P6">Is er iets waarin Richel strenger zou moeten zijn?</text:p>
        </text:list-item>
        <text:list-item>
          <text:p text:style-name="P6">Is er iets waarin Richel minder streng zou moeten zijn?</text:p>
        </text:list-item>
        <text:list-item>
          <text:p text:style-name="P6">Wat doet Dagmar goed?</text:p>
        </text:list-item>
        <text:list-item>
          <text:p text:style-name="P7">Wat zou Dagmar kunnen verbeteren?</text:p>
        </text:list-item>
        <text:list-item>
          <text:p text:style-name="P2">Hoe was de hackathon?</text:p>
        </text:list-item>
        <text:list-item>
          <text:p text:style-name="P11">Hoe zouden we meer leerlingen kunnen krijgen?</text:p>
        </text:list-item>
      </text:list>
      <text:p text:style-name="P1"/>
      <text:h text:style-name="Heading_20_1" text:outline-level="1">Arduino cursus (vrijdag)</text:h>
      <text:p text:style-name="P1"/>
      <text:list xml:id="list3763437108" text:style-name="L2">
        <text:list-item>
          <text:p text:style-name="P8">Wat <text:span text:style-name="T1">is er </text:span>goed <text:span text:style-name="T1">aan de cursus</text:span>?</text:p>
        </text:list-item>
        <text:list-item>
          <text:p text:style-name="P8">Krijgt elk kind evenveel begeleiding? Is dat goed?</text:p>
        </text:list-item>
        <text:list-item>
          <text:p text:style-name="P8"><text:span text:style-name="T1">Hoe zou de cursus</text:span> verbeter<text:span text:style-name="T1">d kunnen worden</text:span>?</text:p>
        </text:list-item>
        <text:list-item>
          <text:p text:style-name="P8">Wat doet <text:span text:style-name="T2">Martin</text:span> goed?</text:p>
        </text:list-item>
        <text:list-item>
          <text:p text:style-name="P8">Wat zou <text:span text:style-name="T2">Martin</text:span> kunnen verbeteren?</text:p>
        </text:list-item>
        <text:list-item>
          <text:p text:style-name="P8">Wat doet <text:span text:style-name="T2">Anton</text:span> goed?</text:p>
        </text:list-item>
        <text:list-item>
          <text:p text:style-name="P8">Wat zou <text:span text:style-name="T2">Anton </text:span>kunnen verbeteren?</text:p>
        </text:list-item>
        <text:list-item>
          <text:p text:style-name="P8">Wat doet <text:span text:style-name="T2">Anko </text:span>goed?</text:p>
        </text:list-item>
        <text:list-item>
          <text:p text:style-name="P8">Wat zou <text:span text:style-name="T2">Anko</text:span> kunnen verbeteren?</text:p>
        </text:list-item>
        <text:list-item>
          <text:p text:style-name="P3">Hoe was de hackathon?</text:p>
        </text:list-item>
        <text:list-item>
          <text:p text:style-name="P12">Hoe zouden we meer leerlingen kunnen krijgen?</text:p>
        </text:list-item>
      </text:list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7:14.384441076</meta:creation-date>
    <dc:date>2018-07-12T13:44:18.326323601</dc:date>
    <meta:editing-duration>PT6M59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179" meta:character-count="986" meta:non-whitespace-character-count="856"/>
  </office:meta>
</office:document-meta>
</file>